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917" calcext:value-type="float">
            <text:p>0.01917</text:p>
          </table:table-cell>
          <table:table-cell office:value-type="float" office:value="0.04783" calcext:value-type="float">
            <text:p>0.04783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5956" calcext:value-type="float">
            <text:p>0.05956</text:p>
          </table:table-cell>
          <table:table-cell office:value-type="float" office:value="0.37787" calcext:value-type="float">
            <text:p>0.37787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8918" calcext:value-type="float">
            <text:p>0.08918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99.03581" calcext:value-type="float">
            <text:p>99.03581</text:p>
          </table:table-cell>
          <table:table-cell office:value-type="float" office:value="87.23742" calcext:value-type="float">
            <text:p>87.23742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80.26357" calcext:value-type="float">
            <text:p>80.26357</text:p>
          </table:table-cell>
          <table:table-cell office:value-type="float" office:value="70.19767" calcext:value-type="float">
            <text:p>70.19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8:01:01.315462506</dc:date>
    <meta:editing-duration>PT25M15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